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Default" table:number-columns-repeated="16"/>
        </table:table-row>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9.13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table:number-columns-repeated="2"/>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office:value-type="string" calcext:value-type="string">
            <text:p>Staff–Client Separability</text:p>
          </table:table-cell>
          <table:table-cell office:value-type="string" calcext:value-type="string">
            <text:p>Operations</text:p>
          </table:table-cell>
          <table:table-cell office:value-type="string" calcext:value-type="string" table:number-columns-spanned="3" table:number-rows-spanned="1">
            <text:p>Staff members should be the only ones who are able to access staff functions such as creating animal profiles and running the algorithm. Similarly, clients should only be allowed to edit their profiles and should not be able to perform staff function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and maintain it using their staff.</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9">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4:Sheet1.G46 Sheet1.P4:Sheet1.P39">
            <calcext:condition calcext:apply-style-name="Bad" calcext:value="=&quot;Not Started&quot;" calcext:base-cell-address="Sheet1.G4"/>
            <calcext:condition calcext:apply-style-name="Good" calcext:value="=&quot;Complete&quot;" calcext:base-cell-address="Sheet1.G4"/>
            <calcext:condition calcext:apply-style-name="Neutral" calcext:value="=&quot;In Progress&quot;" calcext:base-cell-address="Sheet1.G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6:12:21.6637134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30T16:50:58.463153346</dc:date>
    <meta:editing-duration>PT5H12M44S</meta:editing-duration>
    <meta:editing-cycles>103</meta:editing-cycles>
    <meta:generator>LibreOffice/6.1.5.1$Linux_X86_64 LibreOffice_project/10$Build-1</meta:generator>
    <meta:document-statistic meta:table-count="1" meta:cell-count="283" meta:object-count="0"/>
  </office:meta>
</office:document-meta>
</file>